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4">
            <text:p>14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14">
            <text:p>14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62">
            <text:p>1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01:1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19T01:10:39</dc:date>
    <meta:editing-duration>PT00H24M38S</meta:editing-duration>
    <meta:editing-cycles>38</meta:editing-cycles>
    <meta:generator>OpenOffice.org/3.2$Unix OpenOffice.org_project/320m12$Build-9483</meta:generator>
    <dc:creator>david </dc:creator>
    <meta:document-statistic meta:table-count="5" meta:cell-count="98" meta:object-count="0"/>
  </office:meta>
</office:document-meta>
</file>